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bebb" officeooo:paragraph-rsid="0002bebb"/>
    </style:style>
    <style:style style:name="P2" style:family="paragraph" style:parent-style-name="Standard">
      <style:text-properties officeooo:rsid="0004f04d" officeooo:paragraph-rsid="0004f04d"/>
    </style:style>
    <style:style style:name="P3" style:family="paragraph" style:parent-style-name="Standard" style:list-style-name="L1">
      <style:text-properties officeooo:rsid="0003919a" officeooo:paragraph-rsid="0003919a"/>
    </style:style>
    <style:style style:name="P4" style:family="paragraph" style:parent-style-name="Standard" style:list-style-name="L1">
      <style:text-properties officeooo:rsid="0006623e" officeooo:paragraph-rsid="0006623e"/>
    </style:style>
    <style:style style:name="P5" style:family="paragraph" style:parent-style-name="Standard" style:list-style-name="L1">
      <style:text-properties officeooo:rsid="0004f04d" officeooo:paragraph-rsid="0004f04d"/>
    </style:style>
    <style:style style:name="P6" style:family="paragraph" style:parent-style-name="Standard" style:list-style-name="L2">
      <style:text-properties officeooo:rsid="00093fa4" officeooo:paragraph-rsid="00093fa4"/>
    </style:style>
    <style:style style:name="P7" style:family="paragraph" style:parent-style-name="Standard" style:list-style-name="L3">
      <style:text-properties officeooo:rsid="000b1b6b" officeooo:paragraph-rsid="000b1b6b"/>
    </style:style>
    <style:style style:name="P8" style:family="paragraph" style:parent-style-name="Standard" style:list-style-name="L3">
      <style:text-properties officeooo:rsid="000cf34f" officeooo:paragraph-rsid="000cf34f"/>
    </style:style>
    <style:style style:name="P9" style:family="paragraph" style:parent-style-name="Standard" style:list-style-name="L3">
      <style:text-properties officeooo:rsid="000edf81" officeooo:paragraph-rsid="000edf81"/>
    </style:style>
    <style:style style:name="P10" style:family="paragraph" style:parent-style-name="Standard" style:list-style-name="L3">
      <style:text-properties officeooo:rsid="000f495c" officeooo:paragraph-rsid="000f495c"/>
    </style:style>
    <style:style style:name="P11" style:family="paragraph" style:parent-style-name="Standard" style:list-style-name="L3">
      <style:text-properties officeooo:rsid="00106d1e" officeooo:paragraph-rsid="00106d1e"/>
    </style:style>
    <style:style style:name="P12" style:family="paragraph" style:parent-style-name="Standard" style:list-style-name="L3">
      <style:text-properties officeooo:rsid="0010982f" officeooo:paragraph-rsid="0010982f"/>
    </style:style>
    <style:style style:name="P13" style:family="paragraph" style:parent-style-name="Standard" style:list-style-name="L3">
      <style:text-properties officeooo:rsid="00130716" officeooo:paragraph-rsid="00130716"/>
    </style:style>
    <style:style style:name="P14" style:family="paragraph" style:parent-style-name="Standard">
      <style:text-properties officeooo:rsid="00130716" officeooo:paragraph-rsid="00130716"/>
    </style:style>
    <style:style style:name="P15" style:family="paragraph" style:parent-style-name="Standard">
      <style:text-properties officeooo:rsid="00163ab2" officeooo:paragraph-rsid="00163ab2"/>
    </style:style>
    <style:style style:name="P16" style:family="paragraph" style:parent-style-name="Standard" style:list-style-name="L4">
      <style:text-properties officeooo:rsid="00163ab2" officeooo:paragraph-rsid="00163ab2"/>
    </style:style>
    <style:style style:name="P17" style:family="paragraph" style:parent-style-name="Standard" style:list-style-name="L4">
      <style:text-properties officeooo:paragraph-rsid="00163ab2"/>
    </style:style>
    <style:style style:name="P18" style:family="paragraph" style:parent-style-name="Standard">
      <style:text-properties officeooo:rsid="0016ef2f" officeooo:paragraph-rsid="0016ef2f"/>
    </style:style>
    <style:style style:name="P19" style:family="paragraph" style:parent-style-name="Standard" style:list-style-name="L5">
      <style:text-properties officeooo:rsid="0016ef2f" officeooo:paragraph-rsid="0016ef2f"/>
    </style:style>
    <style:style style:name="P20" style:family="paragraph" style:parent-style-name="Standard" style:list-style-name="L5">
      <style:text-properties officeooo:rsid="001742db" officeooo:paragraph-rsid="001742db"/>
    </style:style>
    <style:style style:name="P21" style:family="paragraph" style:parent-style-name="Standard" style:list-style-name="L6">
      <style:text-properties officeooo:rsid="0018636c" officeooo:paragraph-rsid="0018636c"/>
    </style:style>
    <style:style style:name="P22" style:family="paragraph" style:parent-style-name="Standard" style:list-style-name="L6">
      <style:text-properties officeooo:rsid="0018bbee" officeooo:paragraph-rsid="0018bbee"/>
    </style:style>
    <style:style style:name="P23" style:family="paragraph" style:parent-style-name="Standard" style:list-style-name="L6">
      <style:text-properties officeooo:rsid="00199c0c" officeooo:paragraph-rsid="00199c0c"/>
    </style:style>
    <style:style style:name="P24" style:family="paragraph" style:parent-style-name="Standard" style:list-style-name="L5">
      <style:text-properties officeooo:rsid="00199c0c" officeooo:paragraph-rsid="001b2a6c"/>
    </style:style>
    <style:style style:name="T1" style:family="text">
      <style:text-properties officeooo:rsid="000b1b6b"/>
    </style:style>
    <style:style style:name="T2" style:family="text">
      <style:text-properties officeooo:rsid="0010982f"/>
    </style:style>
    <style:style style:name="T3" style:family="text">
      <style:text-properties officeooo:rsid="00118eee"/>
    </style:style>
    <style:style style:name="T4" style:family="text">
      <style:text-properties officeooo:rsid="00163ab2"/>
    </style:style>
    <style:style style:name="T5" style:family="text">
      <style:text-properties officeooo:rsid="0016ef2f"/>
    </style:style>
    <style:style style:name="T6" style:family="text">
      <style:text-properties officeooo:rsid="001742db"/>
    </style:style>
    <style:style style:name="T7" style:family="text">
      <style:text-properties officeooo:rsid="001b2a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forderungen:</text:p>
      <text:list xml:id="list1498193898817214255" text:style-name="L1">
        <text:list-item>
          <text:p text:style-name="P3">Herleitung der Anforderungen an die Lösung, die am Ende validiert werden</text:p>
        </text:list-item>
        <text:list-item>
          <text:p text:style-name="P3">Anforderungen sind eindeutig</text:p>
          <text:list>
            <text:list-item>
              <text:p text:style-name="P4">klare Aussage, ob oder bis zu welchem Grad die Anforderung eingehalten wurde</text:p>
            </text:list-item>
          </text:list>
        </text:list-item>
        <text:list-item>
          <text:p text:style-name="P3">Anforderungen sind nummeriert</text:p>
        </text:list-item>
        <text:list-item>
          <text:p text:style-name="P5">Formulierungen verwenden</text:p>
        </text:list-item>
      </text:list>
      <text:p text:style-name="P2"/>
      <text:p text:style-name="P2"/>
      <text:p text:style-name="P2"/>
      <text:list xml:id="list4110123431146171158" text:style-name="L2">
        <text:list-item>
          <text:p text:style-name="P6">mit diesem eine Bedienoberfläche für ein Tablet entwickeln, testen und bewerten</text:p>
        </text:list-item>
        <text:list-item>
          <text:p text:style-name="P6">Kriterien für die Auswertung <text:span text:style-name="T1">(vorgegeben)</text:span>:</text:p>
          <text:list>
            <text:list-item>
              <text:list>
                <text:list-item>
                  <text:p text:style-name="P6">Handhabung</text:p>
                </text:list-item>
                <text:list-item>
                  <text:p text:style-name="P6">Erkennungsrate</text:p>
                </text:list-item>
                <text:list-item>
                  <text:p text:style-name="P6">notwendige Schriftgröße</text:p>
                </text:list-item>
                <text:list-item>
                  <text:p text:style-name="P6">möglicher Textumfang</text:p>
                </text:list-item>
              </text:list>
            </text:list-item>
          </text:list>
        </text:list-item>
      </text:list>
      <text:list xml:id="list7283906320764583604" text:style-name="L3">
        <text:list-item>
          <text:p text:style-name="P7">selbst hinzugefügte Kriterien:</text:p>
          <text:list>
            <text:list-item>
              <text:list>
                <text:list-item>
                  <text:p text:style-name="P8">Implementierungssprache</text:p>
                </text:list-item>
                <text:list-item>
                  <text:p text:style-name="P8">API-Sprache</text:p>
                </text:list-item>
                <text:list-item>
                  <text:p text:style-name="P8">andere Schnittstellen</text:p>
                </text:list-item>
                <text:list-item>
                  <text:p text:style-name="P8">unterstützte natürliche Sprachen</text:p>
                </text:list-item>
                <text:list-item>
                  <text:p text:style-name="P9">erkennbare Schreibstile</text:p>
                </text:list-item>
                <text:list-item>
                  <text:p text:style-name="P10">erkannte Wörter (wo bekommt das Tool diese her?)</text:p>
                </text:list-item>
                <text:list-item>
                  <text:p text:style-name="P11">Ausgabe</text:p>
                </text:list-item>
                <text:list-item>
                  <text:p text:style-name="P11">wird ein Training (vor der ersten Anwen<text:span text:style-name="T2">d</text:span>ung) benötigt?</text:p>
                </text:list-item>
                <text:list-item>
                  <text:p text:style-name="P12">andere Merkmale</text:p>
                </text:list-item>
                <text:list-item>
                  <text:p text:style-name="P12">verwendete Technol<text:span text:style-name="T3">o</text:span>gie, Funktion</text:p>
                </text:list-item>
                <text:list-item>
                  <text:p text:style-name="P12">wie gut ist es im Praxiseinsatz?</text:p>
                </text:list-item>
                <text:list-item>
                  <text:p text:style-name="P13">Anwendbarkeit in der AT</text:p>
                </text:list-item>
              </text:list>
            </text:list-item>
          </text:list>
        </text:list-item>
      </text:list>
      <text:p text:style-name="P14"/>
      <text:p text:style-name="P15"><text:span text:style-name="T5">==== </text:span>Anforderungen an das verwendete Framework <text:span text:style-name="T5">====</text:span></text:p>
      <text:list xml:id="list1973522333405518920" text:style-name="L6">
        <text:list-item>
          <text:p text:style-name="P21">(m) Verfügbarkeit freier Lizenzen</text:p>
        </text:list-item>
        <text:list-item>
          <text:p text:style-name="P21">(m) gute Dokumentation</text:p>
        </text:list-item>
        <text:list-item>
          <text:p text:style-name="P21">(m) Java-Schnittstelle</text:p>
        </text:list-item>
        <text:list-item>
          <text:p text:style-name="P21">(m) Erkennung alphanumerischer Zeichen</text:p>
        </text:list-item>
        <text:list-item>
          <text:p text:style-name="P22">(k) Erkennung verschiedener Schreibstile</text:p>
        </text:list-item>
        <text:list-item>
          <text:p text:style-name="P23">(k) Worterkennung (deutsch, englisch)</text:p>
        </text:list-item>
        <text:list-item>
          <text:p text:style-name="P23">(k) Verfügbarkeit eines Android-Widgets</text:p>
        </text:list-item>
        <text:list-item>
          <text:p text:style-name="P23">(k) kein Training benötigt</text:p>
        </text:list-item>
      </text:list>
      <text:p text:style-name="P15"/>
      <text:p text:style-name="P15"/>
      <text:p text:style-name="P15"><text:span text:style-name="T5">==== </text:span>Anforderungen an die Applikation <text:span text:style-name="T5">====</text:span></text:p>
      <text:p text:style-name="P18">=== Funktionale Anforderungen ===</text:p>
      <text:list xml:id="list8495882936695707660" text:style-name="L4">
        <text:list-item>
          <text:p text:style-name="P17"><text:span text:style-name="T4">Eingabe von handschriftlichem Freitext</text:span></text:p>
          <text:list>
            <text:list-item>
              <text:p text:style-name="P17"><text:span text:style-name="T4">Text schreiben, </text:span></text:p>
            </text:list-item>
            <text:list-item>
              <text:p text:style-name="P17"><text:span text:style-name="T4">geschriebenen Text bearbeiten,</text:span></text:p>
            </text:list-item>
          </text:list>
        </text:list-item>
        <text:list-item>
          <text:p text:style-name="P17"><text:span text:style-name="T4">Abspeichern des Textes </text:span></text:p>
          <text:list>
            <text:list-item>
              <text:p text:style-name="P16">in definiertem Format abspeichern</text:p>
            </text:list-item>
            <text:list-item>
              <text:p text:style-name="P16">Eingabe an andere Anwendung übergeben</text:p>
            </text:list-item>
          </text:list>
        </text:list-item>
        <text:list-item>
          <text:p text:style-name="P16">Texteingabe <text:span text:style-name="T5">dient </text:span>zum</text:p>
          <text:list>
            <text:list-item>
              <text:p text:style-name="P16"><text:soft-page-break/>Bedienen</text:p>
            </text:list-item>
            <text:list-item>
              <text:p text:style-name="P16">Beobachtungen notieren <text:span text:style-name="T6">(möglichst großer Textumfang)</text:span></text:p>
            </text:list-item>
          </text:list>
        </text:list-item>
      </text:list>
      <text:p text:style-name="P15"/>
      <text:p text:style-name="P18">=== Ergonomische Anforderungen ===</text:p>
      <text:list xml:id="list4616199579924047583" text:style-name="L5">
        <text:list-item>
          <text:p text:style-name="P19"><text:span text:style-name="T7">(m) </text:span>einfaches, übersichtliches Design </text:p>
        </text:list-item>
        <text:list-item>
          <text:p text:style-name="P19"><text:span text:style-name="T7">(m) </text:span>intuitive Bedienung</text:p>
        </text:list-item>
        <text:list-item>
          <text:p text:style-name="P20"><text:span text:style-name="T7">(k) </text:span>keine störenden Verzögerungen durch Handschrifterkennungs-Prozess (zum größten Teil abhängig von HWR-Engine Performance)</text:p>
        </text:list-item>
        <text:list-item>
          <text:p text:style-name="P20"><text:span text:style-name="T7">(k) </text:span>hohe Erkennungsrate (abhängig von HWR-Engine Performance)</text:p>
        </text:list-item>
        <text:list-item>
          <text:p text:style-name="P24"><text:span text:style-name="T7">(k) </text:span>Erkennung verschiedener Schreibstile und Schriftgrößen <text:span text:style-name="T6">(abhängig von HWR-Engine Performanc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2:55:27.968612876</meta:creation-date>
    <dc:date>2018-01-26T12:33:34.332110596</dc:date>
    <meta:editing-duration>PT55M51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2" meta:paragraph-count="51" meta:word-count="261" meta:character-count="1845" meta:non-whitespace-character-count="1678"/>
  </office:meta>
</office:document-meta>
</file>